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5013" officeooo:paragraph-rsid="00125013"/>
    </style:style>
    <style:style style:name="P2" style:family="paragraph" style:parent-style-name="Standard">
      <style:text-properties officeooo:rsid="001393c1" officeooo:paragraph-rsid="001393c1"/>
    </style:style>
    <style:style style:name="P3" style:family="paragraph" style:parent-style-name="Standard">
      <style:text-properties officeooo:rsid="0013e0bc" officeooo:paragraph-rsid="0013e0bc"/>
    </style:style>
    <style:style style:name="P4" style:family="paragraph" style:parent-style-name="Standard">
      <style:text-properties officeooo:rsid="0015db4b" officeooo:paragraph-rsid="0015db4b"/>
    </style:style>
    <style:style style:name="P5" style:family="paragraph" style:parent-style-name="Standard">
      <style:text-properties officeooo:rsid="00175787" officeooo:paragraph-rsid="00175787"/>
    </style:style>
    <style:style style:name="P6" style:family="paragraph" style:parent-style-name="Standard">
      <style:text-properties officeooo:rsid="001777d9" officeooo:paragraph-rsid="001777d9"/>
    </style:style>
    <style:style style:name="P7" style:family="paragraph" style:parent-style-name="Standard">
      <style:text-properties officeooo:rsid="00196d35" officeooo:paragraph-rsid="00196d35"/>
    </style:style>
    <style:style style:name="P8" style:family="paragraph" style:parent-style-name="Standard">
      <style:text-properties officeooo:paragraph-rsid="00196d35"/>
    </style:style>
    <style:style style:name="P9" style:family="paragraph" style:parent-style-name="Standard">
      <style:text-properties officeooo:rsid="0019a321" officeooo:paragraph-rsid="0019a321"/>
    </style:style>
    <style:style style:name="T1" style:family="text">
      <style:text-properties officeooo:rsid="00196d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8/12/2020</text:p>
      <text:p text:style-name="P1">IDE Android studio, que inclui o SDK e a openJDK</text:p>
      <text:p text:style-name="P1"/>
      <text:p text:style-name="P1">deixando as ferramentas visiveis na linha de comando:</text:p>
      <text:p text:style-name="P1"/>
      <text:p text:style-name="P1">incluir no path</text:p>
      <text:p text:style-name="P1">&lt;path_to_android_sdk_installation&gt;/sdk/tools</text:p>
      <text:p text:style-name="P1">&lt;path_to_android_sdk_installation&gt;/sdk/tools/bin</text:p>
      <text:p text:style-name="P1">&lt;path_to_android_sdk_installation&gt;/sdk/platform-tools</text:p>
      <text:p text:style-name="P1"/>
      <text:p text:style-name="P1">Criando um app android</text:p>
      <text:p text:style-name="P1"/>
      <text:p text:style-name="P1">selecione uma activity inicial</text:p>
      <text:p text:style-name="P2">o package name na maioria das vezes é seu dominio ao contrario</text:p>
      <text:p text:style-name="P2">com.ferreirasil.helloandroid</text:p>
      <text:p text:style-name="P2"/>
      <text:p text:style-name="P3">há alguns modos disponiveis, no canto superior o padrão é android</text:p>
      <text:p text:style-name="P3"/>
      <text:p text:style-name="P3">a interface é guardada em um xml dentro de app res layout</text:p>
      <text:p text:style-name="P3">/home/ferreira/learn/android/java/helloAndroid/app/src/main/res/layout/activity_main.xml</text:p>
      <text:p text:style-name="P3"/>
      <text:p text:style-name="P4">na parte superior há um menu com resoluções e orientação da tela</text:p>
      <text:p text:style-name="P4"/>
      <text:p text:style-name="P4">vendo na component tree, o textview é filho do constraint layout</text:p>
      <text:p text:style-name="P4"/>
      <text:p text:style-name="P4">verifique se o autoconnect mode está habilitado antes de continuar</text:p>
      <text:p text:style-name="P4"/>
      <text:p text:style-name="P4">isto siginifica que conforme os componentes forem adicionados, o editor de layout vai adicionar constraints para garantir que eles serão posicionados corretamente em orientações e tamanhos diferentes</text:p>
      <text:p text:style-name="P4"/>
      <text:p text:style-name="P5">Adicione um botão<text:line-break/>vá até Common Attributes e troque o texto</text:p>
      <text:p text:style-name="P5"/>
      <text:p text:style-name="P5">se o autoconnect falhar, use a varinha magica que está do lado dele para corrigir o problema</text:p>
      <text:p text:style-name="P5"/>
      <text:p text:style-name="P5">o warning localizado no botão recém criado</text:p>
      <text:p text:style-name="P5">clique em ver o erro e depois resolver</text:p>
      <text:p text:style-name="P5">troque o resource name para button_string e o value para button</text:p>
      <text:p text:style-name="P5"/>
      <text:p text:style-name="P6">adicione um number(decimal)</text:p>
      <text:p text:style-name="P6">troque o hint para Reais</text:p>
      <text:p text:style-name="P6">no warning, extraia a string para um recurso chamado reais_hint</text:p>
      <text:p text:style-name="P6"/>
      <text:p text:style-name="P6">o codigo vai precisar a cessar o conteudo do bortão para pegar seu valor então altere seu id</text:p>
      <text:p text:style-name="P6">e depois confirme a refatoração</text:p>
      <text:p text:style-name="P6"/>
      <text:p text:style-name="P6">troque nos botões superiores direitos entre a visão de codigo xml e grafica</text:p>
      <text:p text:style-name="P6"/>
      <text:p text:style-name="P8"><text:span text:style-name="T1">coloque android:background="#aaa438" no xml e altere a cor de fundo</text:span></text:p>
      <text:p text:style-name="P8"/>
      <text:p text:style-name="P7"><text:soft-page-break/>no xml, coloque o mouse sobre o @string e pressione CTRL+B para ir direto para o arquivo strings.xml</text:p>
      <text:p text:style-name="P7">as strings de recurso podem ser editadas com o android studio translations editor, para isso clique com o direito em app – res - values – strings.xml</text:p>
      <text:p text:style-name="P7"/>
      <text:p text:style-name="P7">tratando evento do clique</text:p>
      <text:p text:style-name="P7">vá até common attributes onClic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7:53:01.719100021</meta:creation-date>
    <dc:date>2020-12-28T19:47:57.485899345</dc:date>
    <meta:editing-duration>PT3M34S</meta:editing-duration>
    <meta:editing-cycles>1</meta:editing-cycles>
    <meta:document-statistic meta:table-count="0" meta:image-count="0" meta:object-count="0" meta:page-count="2" meta:paragraph-count="34" meta:word-count="300" meta:character-count="1995" meta:non-whitespace-character-count="1727"/>
    <meta:generator>LibreOffice/7.0.3.1$Linux_X86_64 LibreOffice_project/00$Build-1</meta:generator>
  </office:meta>
</office:document-meta>
</file>